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
      <style:paragraph-properties style:text-autospace="none"/>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4"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5"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hecy 2</text:p>
      <text:p text:style-name="P1"/>
      <text:p text:style-name="P1">28 / 5 /25</text:p>
      <text:p text:style-name="P1"/>
      <text:p text:style-name="P1">Wednesday</text:p>
      <text:p text:style-name="P1"/>
      <text:p text:style-name="P1">So there are a million and one experts all over the place. All saying they speak the Truth. </text:p>
      <text:p text:style-name="P1"/>
      <text:p text:style-name="P1"><text:span text:style-name="T1">30 </text:span><text:span text:style-name="T3"><text:s/>So Philip ran to him, and heard him reading the prophet Isaiah, and said, “Do you understand what you are reading?”</text:span></text:p>
      <text:p text:style-name="P2"><text:span text:style-name="T1">31 </text:span><text:span text:style-name="T3"><text:s/>And he said, “How can I, unless someone guides me?” And he asked Philip to come up and sit with him.</text:span></text:p>
      <text:p text:style-name="P2"><text:span text:style-name="T3"/></text:p>
      <text:p text:style-name="P2"><text:span text:style-name="T3">So here is a case from the Bible that seems to be saying that human <text:s/>guidence is necessary to the understanding of the sacred text. Of course one can like very many claim the inspiration of God for ones teaching of the Bible. But Jesus Himself teaches</text:span></text:p>
      <text:p text:style-name="P2"><text:span text:style-name="T3"/></text:p>
      <text:p text:style-name="P2"><text:span text:style-name="T1">3 </text:span><text:span text:style-name="T3"><text:s/>And as he sat upon the mount of Olives, the disciples came unto him privately, saying, Tell us, when shall these things be? and what </text:span><text:span text:style-name="T4">shall be</text:span><text:span text:style-name="T5"> the sign of thy coming, and of the end of the world?</text:span></text:p>
      <text:p text:style-name="P2"><text:span text:style-name="T2">4 ¶ </text:span><text:span text:style-name="T5"><text:s/>And Jesus answered and said unto them, Take heed that no man deceive you.</text:span></text:p>
      <text:p text:style-name="P2"><text:span text:style-name="T2">5 </text:span><text:span text:style-name="T5"><text:s/>For many shall come in my name, saying, I am Christ; and shall deceive many.</text:span></text:p>
      <text:p text:style-name="P2"><text:span text:style-name="T5"/></text:p>
      <text:p text:style-name="P2"><text:span text:style-name="T5">So then on the basis of the above verses one can claim Divine Warrent for human guidence on the understanding of Scripture, and yet at the same time we are warned to be on our guard against false teachers and prophets!</text:span></text:p>
      <text:p text:style-name="P2"><text:span text:style-name="T5"/></text:p>
      <text:p text:style-name="P2"><text:span text:style-name="T5">So how is one to arrive at a correct understanding of the written Word of God?</text:span></text:p>
      <text:p text:style-name="P2"><text:soft-page-break/><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8T13:23:21.85</meta:creation-date>
    <dc:date>2025-05-28T14:06:32.85</dc:date>
    <meta:editing-duration>PT43M10S</meta:editing-duration>
    <meta:editing-cycles>2</meta:editing-cycles>
    <meta:generator>OpenOffice/4.1.15$Win32 OpenOffice.org_project/4115m2$Build-9813</meta:generator>
    <meta:document-statistic meta:table-count="0" meta:image-count="0" meta:object-count="0" meta:page-count="2" meta:paragraph-count="12" meta:word-count="245" meta:character-count="1245"/>
  </office:meta>
</office:document-meta>
</file>